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4">
      <style:text-properties fo:font-size="8pt" style:font-size-asian="8pt" style:font-size-complex="8pt"/>
    </style:style>
    <style:style style:name="P6" style:family="paragraph" style:parent-style-name="Text_20_body">
      <style:text-properties fo:font-size="8pt" style:font-size-asian="8pt" style:font-size-complex="8pt"/>
    </style:style>
    <style:style style:name="P7" style:family="paragraph" style:parent-style-name="job_20_description">
      <style:text-properties officeooo:paragraph-rsid="004110d7"/>
    </style:style>
    <style:style style:name="P8" style:family="paragraph" style:parent-style-name="job_20_description">
      <style:text-properties officeooo:paragraph-rsid="0043b67a"/>
    </style:style>
    <style:style style:name="P9" style:family="paragraph" style:parent-style-name="job_20_description">
      <style:text-properties officeooo:paragraph-rsid="00417be9"/>
    </style:style>
    <style:style style:name="P10" style:family="paragraph" style:parent-style-name="job_20_description_20_bullets" style:list-style-name="L2"/>
    <style:style style:name="P11" style:family="paragraph" style:parent-style-name="job_20_description_20_bullets" style:list-style-name="L3">
      <style:text-properties officeooo:paragraph-rsid="004ca20f"/>
    </style:style>
    <style:style style:name="P12" style:family="paragraph" style:parent-style-name="job_20_description_20_bullets" style:list-style-name="L4"/>
    <style:style style:name="P13" style:family="paragraph" style:parent-style-name="job_20_description_20_bullets" style:list-style-name="L5"/>
    <style:style style:name="P14" style:family="paragraph" style:parent-style-name="job_20_description_20_bullets" style:list-style-name="L5">
      <style:text-properties style:font-name="Times New Roman" fo:font-size="8pt" style:font-size-asian="8pt" style:font-size-complex="8pt"/>
    </style:style>
    <style:style style:name="P15" style:family="paragraph" style:parent-style-name="job_20_description_20_bullets" style:list-style-name="L6"/>
    <style:style style:name="P16" style:family="paragraph" style:parent-style-name="job_20_description_20_bullets" style:list-style-name="L7"/>
    <style:style style:name="P17" style:family="paragraph" style:parent-style-name="job_20_description_20_bullets" style:list-style-name="L8"/>
    <style:style style:name="P18" style:family="paragraph" style:parent-style-name="job_20_description_20_bullets" style:list-style-name="L9"/>
    <style:style style:name="P19" style:family="paragraph" style:parent-style-name="job_20_description_20_bullets" style:list-style-name="L10"/>
    <style:style style:name="P20" style:family="paragraph" style:parent-style-name="job_20_description_20_bullets" style:list-style-name="L11"/>
    <style:style style:name="P21" style:family="paragraph" style:parent-style-name="job_20_description_20_bullets" style:list-style-name="L12"/>
    <style:style style:name="P22" style:family="paragraph" style:parent-style-name="job_20_description_20_bullets" style:list-style-name="L15">
      <style:text-properties officeooo:rsid="0045aa66" officeooo:paragraph-rsid="0045aa66"/>
    </style:style>
    <style:style style:name="P23" style:family="paragraph" style:parent-style-name="job_20_description_20_bullets" style:list-style-name="L16"/>
    <style:style style:name="P24" style:family="paragraph" style:parent-style-name="job_20_description_20_bullets">
      <style:text-properties officeooo:paragraph-rsid="004ab0b4"/>
    </style:style>
    <style:style style:name="P25" style:family="paragraph" style:parent-style-name="job_20_heading" style:master-page-name="Standard">
      <style:paragraph-properties style:page-number="auto"/>
    </style:style>
    <style:style style:name="T1" style:family="text">
      <style:text-properties style:font-name="Tahoma" fo:font-size="10pt" officeooo:rsid="0042a6d3" style:font-size-asian="10pt" style:font-name-complex="Tahoma" style:font-size-complex="10pt"/>
    </style:style>
    <style:style style:name="T2" style:family="text">
      <style:text-properties fo:color="#000000" loext:opacity="100%" style:font-name="Courier New1" fo:font-size="10pt" style:text-underline-style="none" officeooo:rsid="0042a6d3" style:font-size-asian="10pt" style:font-name-complex="Tahoma" style:font-size-complex="10pt"/>
    </style:style>
    <style:style style:name="T3" style:family="text">
      <style:text-properties style:font-name="Times New Roman" fo:font-size="10pt" style:font-size-asian="10pt" style:font-name-complex="Tahoma" style:font-size-complex="10pt"/>
    </style:style>
    <style:style style:name="T4" style:family="text">
      <style:text-properties style:font-name="Times New Roman" fo:font-size="10pt" officeooo:rsid="0042f31b" style:font-size-asian="10pt" style:font-name-complex="Tahoma" style:font-size-complex="10pt"/>
    </style:style>
    <style:style style:name="T5" style:family="text">
      <style:text-properties style:font-name="Times New Roman" fo:font-size="10pt" style:font-size-asian="10pt" style:font-name-complex="Times New Roman" style:font-size-complex="10pt"/>
    </style:style>
    <style:style style:name="T6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7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style:font-name="Times New Roman" fo:font-size="8pt" officeooo:rsid="00404f6b" style:font-size-asian="8pt" style:font-size-complex="8pt"/>
    </style:style>
    <style:style style:name="T10" style:family="text">
      <style:text-properties style:font-name="Times New Roman" fo:font-size="8pt" officeooo:rsid="004110d7" style:font-size-asian="8pt" style:font-size-complex="8pt"/>
    </style:style>
    <style:style style:name="T11" style:family="text">
      <style:text-properties style:font-name="Times New Roman" fo:font-size="8pt" officeooo:rsid="00417be9" style:font-size-asian="8pt" style:font-size-complex="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404f6b" style:font-size-asian="8pt" style:font-size-complex="8pt"/>
    </style:style>
    <style:style style:name="T16" style:family="text">
      <style:text-properties fo:font-size="8pt" officeooo:rsid="004110d7" style:font-size-asian="8pt" style:font-size-complex="8pt"/>
    </style:style>
    <style:style style:name="T17" style:family="text">
      <style:text-properties fo:font-size="8pt" officeooo:rsid="00417be9" style:font-size-asian="8pt" style:font-size-complex="8pt"/>
    </style:style>
    <style:style style:name="T18" style:family="text">
      <style:text-properties fo:font-size="8pt" officeooo:rsid="0041bb35" style:font-size-asian="8pt" style:font-size-complex="8pt"/>
    </style:style>
    <style:style style:name="T19" style:family="text">
      <style:text-properties fo:font-size="8pt" officeooo:rsid="0043b67a" style:font-size-asian="8pt" style:font-size-complex="8pt"/>
    </style:style>
    <style:style style:name="T20" style:family="text">
      <style:text-properties fo:font-size="8pt" officeooo:rsid="00479fb1" style:font-size-asian="8pt" style:font-size-complex="8pt"/>
    </style:style>
    <style:style style:name="T21" style:family="text">
      <style:text-properties fo:font-size="8pt" officeooo:rsid="004ab0b4" style:font-size-asian="8pt" style:font-size-complex="8pt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officeooo:rsid="00417be9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weight="bold" style:font-weight-asian="bold" style:font-weight-complex="bold"/>
    </style:style>
    <style:style style:name="T26" style:family="text">
      <style:text-properties officeooo:rsid="004ab0b4"/>
    </style:style>
    <style:style style:name="T27" style:family="text">
      <style:text-properties officeooo:rsid="004ca20f"/>
    </style:style>
    <style:style style:name="T28" style:family="text">
      <style:text-properties officeooo:rsid="004cbd9e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Professional Summary</text:span></text:p>
      <text:p text:style-name="P6">Senior Software Engineer with over 15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1">
        <text:list-item>
          <text:p text:style-name="P4"><text:span text:style-name="Strong_20_Emphasis"><text:span text:style-name="T14">Programming Languages</text:span></text:span><text:span text:style-name="T14">: Python, Perl5, Rust, Go, JavaScript, C, Shell</text:span></text:p>
        </text:list-item>
        <text:list-item>
          <text:p text:style-name="P4"><text:span text:style-name="Strong_20_Emphasis"><text:span text:style-name="T14">Frameworks and Libraries</text:span></text:span><text:span text:style-name="T14">: Flask, Bottle, SQLAlchemy, NumPy, Pandas, Scikit-learn, LangChain, React</text:span></text:p>
        </text:list-item>
        <text:list-item>
          <text:p text:style-name="P4"><text:span text:style-name="Strong_20_Emphasis"><text:span text:style-name="T14">AI and Machine Learning</text:span></text:span><text:span text:style-name="T14">: LLMs, FastAI, PyTorch, TensorFlow, Model Generation</text:span></text:p>
        </text:list-item>
        <text:list-item>
          <text:p text:style-name="P4"><text:span text:style-name="Strong_20_Emphasis"><text:span text:style-name="T14">Databases</text:span></text:span><text:span text:style-name="T14">: PostgreSQL, MySQL, Redshift, Elasticsearch, MongoDB, Redis, Riak</text:span></text:p>
        </text:list-item>
        <text:list-item>
          <text:p text:style-name="P4"><text:span text:style-name="Strong_20_Emphasis"><text:span text:style-name="T14">Cloud Services</text:span></text:span><text:span text:style-name="T14">: AWS (EC2, S3, IAM, RDS, SQS, Kinesis, Athena, Glue), Docker, Kubernetes (EKS), Terraform</text:span></text:p>
        </text:list-item>
        <text:list-item>
          <text:p text:style-name="P4"><text:span text:style-name="Strong_20_Emphasis"><text:span text:style-name="T14">DevOps Tools</text:span></text:span><text:span text:style-name="T14">: Git, Gerrit, Subversion, Chef, Salt, Puppet, Prowler</text:span></text:p>
        </text:list-item>
        <text:list-item>
          <text:p text:style-name="P3"><text:span text:style-name="Strong_20_Emphasis"><text:span text:style-name="T14">Testing and Development</text:span></text:span><text:span text:style-name="T14">: Test-Driven Development (TDD), Linux, Apache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12">Lemur Labs, Los Angeles, CA</text:span></text:span><text:span text:style-name="Strong_20_Emphasis"><text:span text:style-name="T14"><text:line-break/>CEO and Chief Engineer</text:span></text:span><text:span text:style-name="T14"> | February 2019 – Present</text:span></text:p>
      <text:list text:style-name="L2">
        <text:list-item>
          <text:p text:style-name="P10">Provided software consultancy for prototyping ideas and testing market fit.</text:p>
        </text:list-item>
        <text:list-item>
          <text:p text:style-name="P10">Led AI consulting and development with LLMs and LangChain agents for Agents4All.</text:p>
        </text:list-item>
        <text:list-item>
          <text:p text:style-name="P10">Conducted AWS cloud consulting, cleanup, and deployment via Terraform.</text:p>
        </text:list-item>
        <text:list-item>
          <text:p text:style-name="P10">Optimized client's web store response times by 80%, contributing to an increase in sales from $3M to $30M.</text:p>
        </text:list-item>
        <text:list-item>
          <text:p text:style-name="P10">Identified key issues with AWS architecture for WordPress, updated to Aurora with split read and write instances, and streamlined plugins.</text:p>
        </text:list-item>
        <text:list-item>
          <text:p text:style-name="P10">Conducted deep investigations into database issues using WooCommerce at high scale.</text:p>
        </text:list-item>
        <text:list-item>
          <text:p text:style-name="P10">Created improved architecture and development road map.</text:p>
        </text:list-item>
        <text:list-item>
          <text:p text:style-name="P10">Identified and sourced key hires needed for growth; provided on-boarding and continuity.</text:p>
        </text:list-item>
        <text:list-item>
          <text:p text:style-name="P10">Managed the existing offshore operations team, providing oversight and accountability.</text:p>
        </text:list-item>
        <text:list-item>
          <text:p text:style-name="P10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14">Technologies Used</text:span></text:span><text:span text:style-name="T14">: </text:span><text:span text:style-name="T15">Python, LangChain, OpenAI, Postgresql</text:span><text:span text:style-name="T16">, </text:span><text:span text:style-name="T14">MySQL, Terraform, AWS (EC2, </text:span><text:span text:style-name="T16">Aurora, </text:span><text:span text:style-name="T14">S3, </text:span><text:span text:style-name="T17">EFS, Elasticache</text:span><text:span text:style-name="T14">). </text:span><text:span text:style-name="T17">Wordpress</text:span></text:p>
      <text:p text:style-name="job_20_title"><text:span text:style-name="Strong_20_Emphasis"><text:span text:style-name="T12">GogoPix, Los Angeles, CA<text:line-break/></text:span></text:span><text:span text:style-name="Strong_20_Emphasis"><text:span text:style-name="T14">Chief Technology Officer</text:span></text:span><text:span text:style-name="T14"> | April 2022 – Present<text:line-break/></text:span><text:span text:style-name="Strong_20_Emphasis"><text:span text:style-name="T14">Advisor to CEO</text:span></text:span><text:span text:style-name="T14"> | January 2019 – April 2022</text:span></text:p>
      <text:p text:style-name="job_20_description"><text:span text:style-name="T26">GogoPix Vibestream </text:span>brings music entertainment from artists and record labels to consumers to enjoy on their screens.</text:p>
      <text:list text:style-name="L3">
        <text:list-item>
          <text:p text:style-name="P11">Designed architecture for ingesting and streaming music videos from rights holders.</text:p>
        </text:list-item>
        <text:list-item>
          <text:p text:style-name="P11">Improved and migrated database schema.</text:p>
        </text:list-item>
      </text:list>
      <text:list text:style-name="L4">
        <text:list-item>
          <text:p text:style-name="P12">Created a minimum viable product (MVP) for a video clipping service <text:span text:style-name="T27">using ffmpeg </text:span>and conducted competitive analysis of hosted solutions on Mux.com.</text:p>
        </text:list-item>
        <text:list-item>
          <text:p text:style-name="P12">Implemented Digital Data Exchange (DDEX) translation and extraction processes.</text:p>
        </text:list-item>
        <text:list-item>
          <text:p text:style-name="P12">Mentored junior engineers in development, security, and design.</text:p>
        </text:list-item>
        <text:list-item>
          <text:p text:style-name="P12">Provided technical due diligence to customers and investors.</text:p>
        </text:list-item>
        <text:list-item>
          <text:p text:style-name="P12">Developed custom <text:span text:style-name="T27">video ingestion </text:span>solutions for video provider<text:span text:style-name="T27">s</text:span>.</text:p>
        </text:list-item>
      </text:list>
      <text:p text:style-name="P24"><text:span text:style-name="Emphasis"><text:span text:style-name="T14">Technologies Used</text:span></text:span><text:span text:style-name="T14">: </text:span><text:span text:style-name="T15">Python, </text:span><text:span text:style-name="T21">flask, SQLAlchemy, SQLModel, ffmpeg, Mux</text:span><text:span text:style-name="T15">, </text:span><text:span text:style-name="T21">Postgresql, AWS (EC2, S3, RDS, Route53, ACM, Secure Transfer) </text:span><text:span text:style-name="T14">Terraform, AWS, </text:span><text:span text:style-name="T21">javascript</text:span></text:p>
      <text:p text:style-name="job_20_title"><text:span text:style-name="Strong_20_Emphasis">MalachiArts, Los Angeles, CA<text:line-break/></text:span><text:span text:style-name="Strong_20_Emphasis"><text:span text:style-name="T14">Senior Software Engineer</text:span></text:span><text:span text:style-name="T14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5">
        <text:list-item>
          <text:p text:style-name="P13"><text:span text:style-name="Strong_20_Emphasis"><text:span text:style-name="T8">VodyTV</text:span></text:span><text:span text:style-name="T8">: Designed complete architecture, implementation, and infrastructure of </text:span><text:span text:style-name="T11">MVP </text:span><text:span text:style-name="T8">client API and SDK library using AWS API Gateway, Serverless Lambda, S3, DynamoDB, and Terraform.</text:span></text:p>
        </text:list-item>
        <text:list-item>
          <text:p text:style-name="P13"><text:span text:style-name="Strong_20_Emphasis"><text:span text:style-name="T8">Generate Life Sciences</text:span></text:span><text:span text:style-name="T8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3"><text:span text:style-name="Strong_20_Emphasis"><text:span text:style-name="T8">Fortune 500 Streaming Media Company</text:span></text:span><text:span text:style-name="T8">: Developed Python applications for a custom DNS system, updating portal and API to enable teams to safely manage their own customer-facing DNS entries.</text:span></text:p>
        </text:list-item>
        <text:list-item>
          <text:p text:style-name="P13"><text:span text:style-name="Strong_20_Emphasis"><text:span text:style-name="T8">Fortune 500 Event Ticketing Company</text:span></text:span><text:span text:style-name="T8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4">Contributed to internal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3"><text:span text:style-name="Strong_20_Emphasis"><text:span text:style-name="T8">Infer.ai</text:span></text:span><text:span text:style-name="T8">: Developed cloud-native AWS EKS infrastructure to run AI models with high performance and optimized cost for clients.</text:span></text:p>
        </text:list-item>
      </text:list>
      <text:p text:style-name="P7"><text:span text:style-name="Emphasis"><text:span text:style-name="T8">Technologies Used</text:span></text:span><text:span text:style-name="T8">: </text:span><text:span text:style-name="T9">Python, </text:span><text:span text:style-name="T10">AWS (chalice, API gateway, EC2, S3, Lambda, DynamoDB, CodeCommit, </text:span><text:span text:style-name="T11">access rules, Roles</text:span><text:span text:style-name="T10">), </text:span><text:span text:style-name="T9">terraform, </text:span><text:span text:style-name="T10">Kubernetes (k8s), ArgoCD</text:span><text:span text:style-name="T8">, Terraform, Docker.</text:span></text:p>
      <text:p text:style-name="job_20_title"><text:span text:style-name="Strong_20_Emphasis">Kernel, Los Angeles, CA<text:line-break/></text:span><text:soft-page-break/><text:span text:style-name="Strong_20_Emphasis"><text:span text:style-name="T14">Senior Software Engineer</text:span></text:span><text:span text:style-name="T14"> | August 2020 – April 2021</text:span></text:p>
      <text:list text:style-name="L6">
        <text:list-item>
          <text:p text:style-name="P15">Built initial internal client portal for coordinating models and experimental output data while maintaining confidentiality and security for individual brain scans.</text:p>
        </text:list-item>
        <text:list-item>
          <text:p text:style-name="P15">Utilized Chalice Python framework with Terraform to coordinate AWS services (SQS queues, RDS, S3, access rules).</text:p>
        </text:list-item>
        <text:list-item>
          <text:p text:style-name="P15">Assisted scientists in expanding Python code from proof-of-concept to production-ready applications.</text:p>
        </text:list-item>
      </text:list>
      <text:p text:style-name="job_20_title"><text:span text:style-name="T13">ZipRecruiter, Los Angeles, CA</text:span><text:line-break/><text:span text:style-name="T22">Senior Software Engineer</text:span><text:span text:style-name="T14"> | September 2015 – January 2019</text:span></text:p>
      <text:list text:style-name="L7">
        <text:list-item>
          <text:p text:style-name="P16">Improved search times from minutes to under 200ms for largest and highest-paying customers by offloading candidate search from primary RDBMS to Elasticsearch.</text:p>
        </text:list-item>
        <text:list-item>
          <text:p text:style-name="P16">Enhanced acquisition, upsell, and retention of large customers with a new resume search feature over 200 million resumes.</text:p>
        </text:list-item>
        <text:list-item>
          <text:p text:style-name="P16">Imported data from non-searchable raw resumes stored in S3; proposed, specified, built, tested, and deployed the solution <text:span text:style-name="T23">leading</text:span> a team of three.</text:p>
        </text:list-item>
        <text:list-item>
          <text:p text:style-name="P16">Created new operational paths to build machines outside the monolith architecture.</text:p>
        </text:list-item>
        <text:list-item>
          <text:p text:style-name="P16">Managed data ingress and integrity, reducing primary database contention and improving cache performance.</text:p>
        </text:list-item>
        <text:list-item>
          <text:p text:style-name="P16">Migrated monolith event data into a parallel path using S3 and data warehouse solutions, updating producers and consumers incrementally with zero downtime.</text:p>
        </text:list-item>
        <text:list-item>
          <text:p text:style-name="P16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14">Technologies Used</text:span></text:span><text:span text:style-name="T14">: Python, Perl, Elasticsearch, MySQL, Redshift, Salt, Terraform, Docker, AWS (EC2, S3, SQS, Kinesis)</text:span></text:p>
      <text:p text:style-name="job_20_title"><text:span text:style-name="Strong_20_Emphasis">AirMedia, Los Angeles, CA<text:line-break/></text:span><text:span text:style-name="Strong_20_Emphasis"><text:span text:style-name="T14">Chief Engineer</text:span></text:span><text:span text:style-name="T14"> | July 2014 – July 2015</text:span></text:p>
      <text:list text:style-name="L8">
        <text:list-item>
          <text:p text:style-name="P17">First engineering hire, building a video distribution and recommendation platform for premium ad-supported video.</text:p>
        </text:list-item>
        <text:list-item>
          <text:p text:style-name="P17">Developed, deployed, and maintained Python backend services and data reporting hosted in AWS with a MongoDB database.</text:p>
        </text:list-item>
        <text:list-item>
          <text:p text:style-name="P17">Served as technical lead during investor due diligence.</text:p>
        </text:list-item>
        <text:list-item>
          <text:p text:style-name="P17">Onboarded, mentored, and conducted code reviews for new team members.</text:p>
        </text:list-item>
      </text:list>
      <text:p text:style-name="P8"><text:span text:style-name="Emphasis"><text:span text:style-name="T14">Technologies Used</text:span></text:span><text:span text:style-name="T14">: Python, </text:span><text:span text:style-name="T21">bottle</text:span><text:span text:style-name="T19">,</text:span><text:span text:style-name="T14"> </text:span><text:span text:style-name="T19">Postgresql, AWS (EC2, S3, Athena), MongoDB</text:span></text:p>
      <text:p text:style-name="job_20_title"><text:span text:style-name="Strong_20_Emphasis">Demand Media, Los Angeles, CA<text:line-break/></text:span><text:span text:style-name="Strong_20_Emphasis"><text:span text:style-name="T14">Lead Engineer, SRE, and Ops</text:span></text:span><text:span text:style-name="T14"> | August 2011 – July 2014</text:span></text:p>
      <text:list text:style-name="L9">
        <text:list-item>
          <text:p text:style-name="P18">Led Project Incite, delivering live contextual recommendations across eHow.com's 3.2 million pages within 8 months, resulting in a 2 million user product.</text:p>
        </text:list-item>
        <text:list-item>
          <text:p text:style-name="P18">Won inaugural company hackathon to capture a million-dollar market via targeted pharmaceutical advertising; championed and launched the product at scale.</text:p>
        </text:list-item>
        <text:list-item>
          <text:p text:style-name="P18">Implemented server and process improvements for eHow, improving PageRank by reducing Time to First Byte (TTFB) for clients and Googlebot.</text:p>
        </text:list-item>
        <text:list-item>
          <text:p text:style-name="P18">Analyzed and upgraded codebase for PHP 5.3 to 5.5 transition.</text:p>
        </text:list-item>
        <text:list-item>
          <text:p text:style-name="P18">Trained engineers on Splunk, Git, Puppet, and Python.</text:p>
        </text:list-item>
      </text:list>
      <text:p text:style-name="job_20_description"><text:span text:style-name="Emphasis"><text:span text:style-name="T14">Technologies Used</text:span></text:span><text:span text:style-name="T14">: RabbitMQ, Python, Thrift, Scrapy, AWS, Redis, Riak, PostgreSQL, Django, Chef, Nagios, Git, Gerrit, </text:span><text:span text:style-name="T17">Splunk</text:span></text:p>
      <text:p text:style-name="job_20_title"><text:span text:style-name="Strong_20_Emphasis">Open42 / Demand Media, Los Angeles, CA<text:line-break/></text:span><text:span text:style-name="Strong_20_Emphasis"><text:span text:style-name="T14">Chief Engineer / Lead Engineer</text:span></text:span><text:span text:style-name="T14"> | November 2010 – August 2011</text:span></text:p>
      <text:list text:style-name="L10">
        <text:list-item>
          <text:p text:style-name="P19">Built a high-speed, high-capacity, cloud-based data warehouse for analyzing click traffic, providing machine learning algorithms for content projection and clustering.</text:p>
        </text:list-item>
        <text:list-item>
          <text:p text:style-name="P19">Served as technical point-of-contact between Open42 and Demand Media.</text:p>
        </text:list-item>
        <text:list-item>
          <text:p text:style-name="P19">Developed data analysis jobs utilizing Hadoop.</text:p>
        </text:list-item>
        <text:list-item>
          <text:p text:style-name="P19">Conducted due diligence of RSSGraffiti code; redesigned it as a work queue to improve database locality.</text:p>
        </text:list-item>
        <text:list-item>
          <text:p text:style-name="P19">Migrated code repositories from SVN to Git; integrated with Redmine for issue tracking.</text:p>
        </text:list-item>
        <text:list-item>
          <text:p text:style-name="P19">Implemented Chef for deployment infrastructure and wrote company recipes.</text:p>
        </text:list-item>
        <text:list-item>
          <text:p text:style-name="P19">Created automated Nagios monitoring for all EC2 cloud hosts.</text:p>
        </text:list-item>
        <text:list-item>
          <text:p text:style-name="P19">Spearheaded adoption of bug tracking, code review in Gerrit, and continuous integration in Jenkins.</text:p>
        </text:list-item>
        <text:list-item>
          <text:p text:style-name="P19">Managed AWS EC2 configuration and lifecycle.</text:p>
        </text:list-item>
        <text:list-item>
          <text:p text:style-name="P19">Developed a Redis-based IP blocking system for legacy products with 7 million entries.</text:p>
        </text:list-item>
      </text:list>
      <text:p text:style-name="P9"><text:span text:style-name="Emphasis"><text:span text:style-name="T14">Technologies Used</text:span></text:span><text:span text:style-name="T14">: </text:span><text:span text:style-name="T17">Perl</text:span><text:span text:style-name="T14">, Python, </text:span><text:span text:style-name="T17">Hadoop Streaming, </text:span><text:span text:style-name="T14">AWS </text:span><text:span text:style-name="T18">(EC2, S3)</text:span><text:span text:style-name="T17">, </text:span><text:span text:style-name="T14">PostgreSQL, Chef, Nagios, </text:span><text:span text:style-name="T17">Subversion (SVN), </text:span><text:span text:style-name="T14">Git, Gerrit</text:span></text:p>
      <text:p text:style-name="job_20_title"><text:span text:style-name="Strong_20_Emphasis">The Rubicon Project, Los Angeles, CA<text:line-break/></text:span><text:span text:style-name="Strong_20_Emphasis"><text:span text:style-name="T14">Senior Software Engineer</text:span></text:span><text:span text:style-name="T14"> | October 2008 – September 2010</text:span></text:p>
      <text:list text:style-name="L11">
        <text:list-item>
          <text:p text:style-name="P20">Rewrote Perl ad scheduler using a custom rules engine, reducing processing time from 10–30 minutes to under one minute.</text:p>
        </text:list-item>
        <text:list-item>
          <text:p text:style-name="P20">Analyzed and improved network transfer speeds in the scheduling system, enhancing sync speed by 5x.</text:p>
        </text:list-item>
        <text:list-item>
          <text:p text:style-name="P20">Stabilized log aggregation and established the data pipeline as a critical infrastructure component.</text:p>
        </text:list-item>
        <text:list-item>
          <text:p text:style-name="P20">Migrated monthly aggregation rollups into streaming calculations after exceeding database capacity.</text:p>
        </text:list-item>
        <text:list-item>
          <text:p text:style-name="P20">Reverse-engineered and improved financial proration calculations, ensuring consistent sums at each level of roll-up; parallelized calculations using Hadoop.</text:p>
        </text:list-item>
        <text:list-item>
          <text:p text:style-name="P20">Improved SVN repository layout; oversaw merges and implemented unit tests for schedulers.</text:p>
        </text:list-item>
      </text:list>
      <text:p text:style-name="P9"><text:span text:style-name="Emphasis"><text:span text:style-name="T14">Technologies Used</text:span></text:span><text:span text:style-name="T14">: </text:span><text:span text:style-name="T17">Perl</text:span><text:span text:style-name="T14">, </text:span><text:span text:style-name="T17">Mysql, Apache ModPerl, Hadoop Streaming, SVN, </text:span><text:span text:style-name="T14">Git</text:span></text:p>
      <text:p text:style-name="job_20_title"><text:span text:style-name="Strong_20_Emphasis">Mediaplex (Conversant), Los Angeles, CA<text:line-break/></text:span><text:span text:style-name="Strong_20_Emphasis"><text:span text:style-name="T14">Software Engineer Manager</text:span></text:span><text:span text:style-name="T14"> | August 2006 – September 2008</text:span></text:p>
      <text:p text:style-name="job_20_description">Led a team of four engineers enhancing an online advertising system for publishers.</text:p>
      <text:list text:style-name="L12">
        <text:list-item>
          <text:p text:style-name="P21"><text:soft-page-break/>Selected new features, distributed work, designed code, implemented updates, tested, and provided live support.</text:p>
        </text:list-item>
        <text:list-item>
          <text:p text:style-name="P21">Improved project estimate accuracy and delivered releases on time.</text:p>
        </text:list-item>
        <text:list-item>
          <text:p text:style-name="P21">Revitalized the MOJO team by empowering engineers and improving communication and morale.</text:p>
        </text:list-item>
        <text:list-item>
          <text:p text:style-name="P21">Built strong relationships with the systems team, resulting in improved support.</text:p>
        </text:list-item>
        <text:list-item>
          <text:p text:style-name="P21">Extended Perl advertisement allocator; maintained Apache+mod_perl UI and delivery system.</text:p>
        </text:list-item>
        <text:list-item>
          <text:p text:style-name="P21">Migrated reports and data to an Oracle data warehouse.</text:p>
        </text:list-item>
      </text:list>
      <text:p text:style-name="job_20_heading"><text:span text:style-name="Strong_20_Emphasis">Community Involvement</text:span></text:p>
      <text:p text:style-name="job_20_title"><text:span text:style-name="Strong_20_Emphasis"><text:span text:style-name="T14">Organizer and Speaker</text:span></text:span><text:span text:style-name="T14">, LA Perl (2008 – Present)<text:line-break/>Organized monthly meetings and presented on topics such as scalable system design and cloud infrastructure. </text:span><text:a xlink:type="simple" xlink:href="http://la.pm.org/" office:target-frame-name="_new" xlink:show="replace" text:style-name="Internet_20_link" text:visited-style-name="Visited_20_Internet_20_Link"><text:span text:style-name="T14">http://la.pm.org</text:span></text:a></text:p>
      <text:p text:style-name="job_20_title"><text:span text:style-name="Strong_20_Emphasis"><text:span text:style-name="T14">Conference Speaker</text:span></text:span><text:span text:style-name="T14"><text:line-break/>Presented at industry conferences including:</text:span></text:p>
      <text:list text:style-name="L16">
        <text:list-item>
          <text:p text:style-name="P23"><text:span text:style-name="T14">So</text:span><text:span text:style-name="T20">uthern </text:span><text:span text:style-name="T14">Cal</text:span><text:span text:style-name="T20">ifornia</text:span><text:span text:style-name="T14"> Linux Expo / </text:span><text:span text:style-name="T20">SCaLE</text:span></text:p>
        </text:list-item>
        <text:list-item>
          <text:p text:style-name="P23">DevOpsDayLA</text:p>
        </text:list-item>
        <text:list-item>
          <text:p text:style-name="P23">All Things Open (2019)</text:p>
        </text:list-item>
        <text:list-item>
          <text:p text:style-name="P23">The Perl Conference (Multiple years, including 2019)</text:p>
        </text:list-item>
      </text:list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14">
        <text:list-item>
          <text:p text:style-name="P5"><text:span text:style-name="T28">Completed coursework towards a </text:span>Bachelor of Science in Electrical Engineering</text:p>
        </text:list-item>
      </text:list>
      <text:p text:style-name="job_20_heading"><text:span text:style-name="Strong_20_Emphasis">Certifications</text:span></text:p>
      <text:list text:style-name="L15">
        <text:list-item>
          <text:p text:style-name="P22"><text:span text:style-name="T13">Deep Learning specialization</text:span><text:span text:style-name="T29">,</text:span> <text:span text:style-name="T28">Coursera (Offered by </text:span>DeepLearning.ai<text:span text:style-name="T28">), Completed in 2024.</text:span></text:p>
        </text:list-item>
        <text:list-item>
          <text:p text:style-name="P22"><text:span text:style-name="T13">Applied Data Science Program: Leveraging AI for Effective Decision Making</text:span><text:span text:style-name="T29">,</text:span> MIT Professional Education, <text:span text:style-name="T28">Completed in 2024</text:span></text:p>
        </text:list-item>
        <text:list-item>
          <text:p text:style-name="P22"><text:span text:style-name="T13">Mastering LLMs for Developers and Data Scientists</text:span><text:span text:style-name="T29">,</text:span> Maven, <text:span text:style-name="T28">Completed in 2024</text:span></text:p>
        </text:list-item>
        <text:list-item>
          <text:p text:style-name="P22"><text:span text:style-name="T13">DeepLearn 2024 – IRDTA 11</text:span><text:span text:style-name="T25">th</text:span><text:span text:style-name="T13"> International School on Deep Learning</text:span><text:span text:style-name="T29">,</text:span> <text:s/>Porto, Portugal, <text:span text:style-name="T28">July 2024.</text:span></text:p>
        </text:list-item>
      </text:list>
      <text:p text:style-name="job_20_heading"><text:span text:style-name="Strong_20_Emphasis">References</text:span></text:p>
      <text:p text:style-name="P6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3118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0.1866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Courier New1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ahoma" fo:font-size="10pt" officeooo:rsid="0042a6d3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ahoma" style:font-size-complex="10pt"/>
    </style:style>
    <style:style style:name="MT4" style:family="text">
      <style:text-properties style:font-name="Times New Roman" fo:font-size="10pt" style:font-size-asian="10pt" style:font-name-complex="Times New Roman" style:font-size-complex="10pt"/>
    </style:style>
    <style:style style:name="MT5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6" style:family="text">
      <style:text-properties style:font-name="Times New Roman" fo:font-size="10pt" officeooo:rsid="0042f31b" style:font-size-asian="10pt" style:font-name-complex="Tahoma" style:font-size-complex="10pt"/>
    </style:style>
    <style:style style:name="MT7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a xlink:type="simple" xlink:href="mailto:andrew.grangaard@gmail.com" text:style-name="Internet_20_link" text:visited-style-name="Visited_20_Internet_20_Link"><text:span text:style-name="MT1">andrew.grangaard@gmail.com</text:span></text:a><text:span text:style-name="MT2"> </text:span><text:span text:style-name="MT3"><text:tab/> • <text:s/></text:span><text:span text:style-name="MT4">(818) 464-6712 <text:s/></text:span><text:span text:style-name="MT3">• <text:s/></text:span><text:span text:style-name="MT5">rockstär.dev <text:s/></text:span><text:span text:style-name="MT6">• <text:s/>in/andrewgrangaard</text:span><text:span text:style-name="MT5"> <text:s/></text:span><text:span text:style-name="MT6">• <text:s/></text:span><text:span text:style-name="MT7">Marina Del Rey</text:span><text:span text:style-name="MT4">, CA <text:s/>90292</text:span></text:p>
        <text:p text:style-name="MP2"><text:span text:style-name="MT4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4:38:10.642133834</dc:date>
    <meta:print-date>2024-10-30T14:25:30.968177752</meta:print-date>
    <meta:editing-cycles>39</meta:editing-cycles>
    <meta:editing-duration>PT3H2M53S</meta:editing-duration>
    <meta:generator>LibreOffice/24.2.6.2$Linux_X86_64 LibreOffice_project/420$Build-2</meta:generator>
    <meta:printed-by>PDF files</meta:printed-by>
    <meta:document-statistic meta:table-count="0" meta:image-count="0" meta:object-count="0" meta:page-count="3" meta:paragraph-count="115" meta:word-count="1593" meta:character-count="11200" meta:non-whitespace-character-count="9779"/>
  </office:meta>
</office:document-meta>
</file>